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44mm"/>
    </style:style>
    <style:style style:name="co2" style:family="table-column">
      <style:table-column-properties fo:break-before="auto" style:column-width="155.03mm"/>
    </style:style>
    <style:style style:name="co3" style:family="table-column">
      <style:table-column-properties fo:break-before="auto" style:column-width="105.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Statistic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QC of the reference table (species)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Basic 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by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by observation unit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y field of the species ref. Table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y field of the observation units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By species (list 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By species or species-size class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, by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-scale, by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by observation unit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, by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-scale, by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1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/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/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/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/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/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/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/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/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/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/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/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/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/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/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/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/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/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/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/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/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/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/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/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/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/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/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e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Le champ obs$type n'est pas 'LIT', vous ne pouvez pas calculer</text:p>
          </table:table-cell>
          <table:table-cell/>
        </table:table-row>
        <table:table-row table:style-name="ro1">
          <table:table-cell office:value-type="string" calcext:value-type="string">
            <text:p>error.recouvrementsansLIT.2</text:p>
          </table:table-cell>
          <table:table-cell office:value-type="string" calcext:value-type="string">
            <text:p><text:s/>un % de recouvrement avec des espèces non benthiques\n</text:p>
          </table:table-cell>
          <table:table-cell/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Aucun espace de travail n'est choisi ou opérationnel\n</text:p>
          </table:table-cell>
          <table:table-cell/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Votre fichier 'Unites d'observation' ne comporte pas le bon nombre de champs!</text:p>
          </table:table-cell>
          <table:table-cell/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/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/>
        </table:table-row>
        <table:table-row table:style-name="ro1">
          <table:table-cell office:value-type="string" calcext:value-type="string">
            <text:p>error.nbChampEsp.2</text:p>
          </table:table-cell>
          <table:table-cell office:value-type="string" calcext:value-type="string">
            <text:p><text:s/>Il devrait en contenir 124. Corrigez le et recommencez l'importation.\n</text:p>
          </table:table-cell>
          <table:table-cell/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/>
        </table:table-row>
        <table:table-row table:style-name="ro1">
          <table:table-cell office:value-type="string" calcext:value-type="string">
            <text:p>error.nbChampObs.2</text:p>
          </table:table-cell>
          <table:table-cell office:value-type="string" calcext:value-type="string">
            <text:p><text:s/>Il devrait en contenir 11 . Corrigez le et recommencez l'importation.\n</text:p>
          </table:table-cell>
          <table:table-cell/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/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/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Votre fichier observations contient des \"&amp;\". Corrigez les et recommencez l'importation.\n</text:p>
          </table:table-cell>
          <table:table-cell/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Votre fichier unités d'observations contient des \".\" Corrigez les et recommencez l'importation.\n</text:p>
          </table:table-cell>
          <table:table-cell/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/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/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Graphique sans intérêt - le critère de regroupement sélectionné</text:p>
          </table:table-cell>
          <table:table-cell/>
        </table:table-row>
        <table:table-row table:style-name="ro1">
          <table:table-cell office:value-type="string" calcext:value-type="string">
            <text:p>error.CritereMalRenseigne50.2</text:p>
          </table:table-cell>
          <table:table-cell office:value-type="string" calcext:value-type="string">
            <text:p><text:s/>est renseigné pour moins de 50% des observations.\n</text:p>
          </table:table-cell>
          <table:table-cell/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Votre table </text:p>
          </table:table-cell>
          <table:table-cell/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/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/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Envoie d'un message d'aide dans l'interface :</text:p>
          </table:table-cell>
          <table:table-cell/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Attention : votre sélection ne contient plus d'enregistrement</text:p>
          </table:table-cell>
          <table:table-cell/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, veuillez restaurer ou recharger les données (CTRL + a) !\n</text:p>
          </table:table-cell>
          <table:table-cell/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<text:s text:c="2"/>* charger les \"Dossiers et fichiers par défaut\" (CTRL + a).</text:p>
          </table:table-cell>
          <table:table-cell/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\n <text:s/>* choisir les dossier/fichiers un à un (CTRL + n).</text:p>
          </table:table-cell>
          <table:table-cell/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\n\t(actions également accessibles par le menu \"Données\")</text:p>
          </table:table-cell>
          <table:table-cell/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<text:s text:c="2"/>* restreindre votre sélection de données (menu \"Sélection et recalcul\").\n</text:p>
          </table:table-cell>
          <table:table-cell/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/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/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<text:s/>menu \"Sélection et recalcul\" ou bouton ci-dessous à droite.</text:p>
          </table:table-cell>
          <table:table-cell/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/>
        </table:table-row>
        <table:table-row table:style-name="ro1">
          <table:table-cell office:value-type="string" calcext:value-type="string">
            <text:p>helpmsg.etapeselected.4</text:p>
          </table:table-cell>
          <table:table-cell office:value-type="string" calcext:value-type="string">
            <text:p>\n <text:s/>* commencer les traitements standards (graphiques &amp; analyses statistiques).</text:p>
          </table:table-cell>
          <table:table-cell/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\nChargement de données <text:s/>(</text:p>
          </table:table-cell>
          <table:table-cell/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\n <text:s text:c="2"/>Fichier d'observation :</text:p>
          </table:table-cell>
          <table:table-cell/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\n <text:s text:c="2"/>Fichier d'unités d'observation :</text:p>
          </table:table-cell>
          <table:table-cell/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\n <text:s text:c="2"/>Fichier du référentiel espèces :</text:p>
          </table:table-cell>
          <table:table-cell/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\n <text:s text:c="2"/>Fichier du référentiel spatial :</text:p>
          </table:table-cell>
          <table:table-cell/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\n <text:s text:c="2"/>Répertoire des résultats et des exports :</text:p>
          </table:table-cell>
          <table:table-cell/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Restauration des données originales <text:s/>(sans sélection ;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 style:data-style-name="N2" text:time-value="17:05:20.7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9T17:42:54.249000000</dc:date>
    <meta:editing-duration>PT5H30M47S</meta:editing-duration>
    <meta:editing-cycles>155</meta:editing-cycles>
    <meta:generator>LibreOffice/6.0.2.1$Windows_X86_64 LibreOffice_project/f7f06a8f319e4b62f9bc5095aa112a65d2f3ac89</meta:generator>
    <meta:document-statistic meta:table-count="1" meta:cell-count="382" meta:object-count="0"/>
  </office:meta>
</office:document-meta>
</file>